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26pt"/>
    </style:style>
    <style:style style:name="P7" style:family="paragraph">
      <style:text-properties style:font-name="Segoe UI Semibold" fo:font-size="26pt"/>
    </style:style>
    <style:style style:name="P8" style:family="paragraph">
      <loext:graphic-properties draw:fill="none" draw:fill-color="#ffffff"/>
      <style:text-properties fo:color="#ffffff" style:font-name="Segoe UI Semibold" fo:font-size="26pt" fo:text-shadow="1pt 1pt" style:font-size-asian="26pt" style:font-size-complex="26pt"/>
    </style:style>
    <style:style style:name="P9" style:family="paragraph">
      <style:paragraph-properties fo:text-align="center"/>
      <style:text-properties fo:color="#000000" fo:font-size="26pt" fo:text-shadow="non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2" style:family="text">
      <style:text-properties fo:color="#003d73" style:text-position="33%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style:font-name="Segoe UI" fo:font-size="32pt" fo:text-shadow="1pt 1pt" style:font-size-asian="32pt" style:font-size-complex="32pt"/>
    </style:style>
    <style:style style:name="T5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83caff" style:font-name="Segoe UI" fo:font-size="32pt" fo:text-shadow="1pt 1pt" style:font-size-asian="32pt" style:font-size-complex="32pt"/>
    </style:style>
    <style:style style:name="T7" style:family="text">
      <style:text-properties fo:color="#003d73" style:text-position="33%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Segoe UI Semibold"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003d73" style:text-position="33% 58%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1" style:family="text">
      <style:text-properties fo:color="#003d73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2" style:family="text">
      <style:text-properties style:font-name="Segoe UI Semibold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762cm">
          <draw:text-box>
            <text:p text:style-name="P1"><text:span text:style-name="T1">Psalm 25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51cm" svg:height="7.766cm" svg:x="1.524cm" svg:y="0.87cm">
          <draw:text-box>
            <text:p text:style-name="P4"><text:span text:style-name="T2">1</text:span><text:span text:style-name="T3">To you, O LORD, </text:span></text:p>
            <text:p text:style-name="P4"><text:span text:style-name="T4"><text:s text:c="8"/></text:span><text:span text:style-name="T5">I lift up my soul.</text:span></text:p>
            <text:p text:style-name="P4"><text:span text:style-name="T2">2</text:span><text:span text:style-name="T3">O my God, in you I trust; let me not be put to <text:s/></text:span></text:p>
            <text:p text:style-name="P4"><text:span text:style-name="T3"><text:s text:c="2"/></text:span><text:span text:style-name="T3">shame;</text:span></text:p>
            <text:p text:style-name="P4"><text:span text:style-name="T4"><text:s text:c="7"/></text:span><text:span text:style-name="T5"><text:s/></text:span><text:span text:style-name="T5">let not my enemies exult over me.</text:span><text:span text:style-name="T4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638cm" svg:height="6.604cm" svg:x="1.27cm" svg:y="0.762cm">
          <draw:text-box>
            <text:p text:style-name="P4"><text:span text:style-name="T2">3</text:span><text:span text:style-name="T3">Indeed, none who wait for you shall be put to <text:s text:c="2"/></text:span></text:p>
            <text:p text:style-name="P4"><text:span text:style-name="T3"><text:s/></text:span><text:span text:style-name="T3">shame;</text:span></text:p>
            <text:p text:style-name="P4"><text:span text:style-name="T6"><text:s text:c="7"/></text:span><text:span text:style-name="T5">they shall be ashamed who are wantonly </text:span></text:p>
            <text:p text:style-name="P4"><text:span text:style-name="T5"><text:s text:c="7"/></text:span><text:span text:style-name="T5">treachero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638cm" svg:height="8.128cm" svg:x="1.524cm" svg:y="0.762cm">
          <draw:text-box>
            <text:p text:style-name="P4"><text:span text:style-name="T2">4</text:span><text:span text:style-name="T3">Make me to know your ways, O LORD;</text:span></text:p>
            <text:p text:style-name="P4"><text:span text:style-name="T4"><text:s text:c="7"/></text:span><text:span text:style-name="T5">teach me your paths.</text:span></text:p>
            <text:p text:style-name="P6"><text:span text:style-name="T7">5</text:span><text:span text:style-name="T8">Lead me in your truth and teach me, for you <text:s/></text:span></text:p>
            <text:p text:style-name="P6"><text:span text:style-name="T8"><text:s/></text:span><text:span text:style-name="T8">are the God of my salvation;</text:span></text:p>
            <text:p text:style-name="P4"><text:span text:style-name="T9"><text:s text:c="8"/></text:span><text:span text:style-name="T5">for you I wait all the day long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8" draw:layer="layout" svg:width="24.638cm" svg:height="4.93cm" svg:x="1.778cm" svg:y="0.912cm">
          <draw:text-box>
            <text:p text:style-name="P7"><text:span text:style-name="T10">6</text:span><text:span text:style-name="T11">Remember your mercy, O LORD, and your </text:span></text:p>
            <text:p text:style-name="P7"><text:span text:style-name="T11"><text:s/></text:span><text:span text:style-name="T11">steadfast love,</text:span></text:p>
            <text:p text:style-name="P7"><text:span text:style-name="T12"><text:s text:c="8"/></text:span><text:span text:style-name="T5">for they have been from of 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7" draw:text-style-name="P5" draw:layer="layout" svg:width="25.4cm" svg:height="6.477cm" svg:x="1.27cm" svg:y="1.016cm">
          <draw:text-box>
            <text:p text:style-name="P4"><text:span text:style-name="T2">7</text:span><text:span text:style-name="T3">Remember not the sins of my youth or my </text:span></text:p>
            <text:p text:style-name="P4"><text:span text:style-name="T3"><text:s/></text:span><text:span text:style-name="T3">transgressions;</text:span></text:p>
            <text:p text:style-name="P4"><text:span text:style-name="T4"><text:s text:c="5"/></text:span><text:span text:style-name="T5">according to your steadfast love remember </text:span></text:p>
            <text:p text:style-name="P4"><text:span text:style-name="T5"><text:s text:c="5"/></text:span><text:span text:style-name="T5">me, for the sake of your goodness, O LORD!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4" draw:text-style-name="P5" draw:layer="layout" svg:width="24.638cm" svg:height="6.604cm" svg:x="1.778cm" svg:y="1.016cm">
          <draw:text-box>
            <text:p text:style-name="P4"><text:span text:style-name="T2">8</text:span><text:span text:style-name="T3">Good and upright is the LORD;</text:span></text:p>
            <text:p text:style-name="P4"><text:span text:style-name="T4"><text:s text:c="7"/></text:span><text:span text:style-name="T5">therefore he instructs sinners in the way.</text:span></text:p>
            <text:p text:style-name="P4"><text:span text:style-name="T2">9</text:span><text:span text:style-name="T3">He leads the humble in what is right,</text:span></text:p>
            <text:p text:style-name="P4"><text:span text:style-name="T4"><text:s text:c="7"/></text:span><text:span text:style-name="T5">and teaches the humble his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7" draw:text-style-name="P5" draw:layer="layout" svg:width="25.4cm" svg:height="6.477cm" svg:x="1.27cm" svg:y="0.635cm">
          <draw:text-box>
            <text:p text:style-name="P4"><text:span text:style-name="T2">10</text:span><text:span text:style-name="T3">All the paths of the LORD are steadfast love </text:span></text:p>
            <text:p text:style-name="P4"><text:span text:style-name="T3"><text:s text:c="2"/></text:span><text:span text:style-name="T3">and faithfulness,</text:span></text:p>
            <text:p text:style-name="P4"><text:span text:style-name="T4"><text:s text:c="8"/></text:span><text:span text:style-name="T5">for those who keep his covenant and his <text:s/></text:span></text:p>
            <text:p text:style-name="P4"><text:span text:style-name="T5"><text:s text:c="8"/></text:span><text:span text:style-name="T5">testimon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7" draw:text-style-name="P10" draw:layer="layout" svg:width="25.4cm" svg:height="6.477cm" svg:x="1.27cm" svg:y="0.889cm">
          <draw:text-box>
            <text:p text:style-name="P9"><text:span text:style-name="T5">C: Glory be to the Father and to the Son</text:span></text:p>
            <text:p text:style-name="P9"><text:span text:style-name="T5">and to the Holy Spirit;</text:span></text:p>
            <text:p text:style-name="P9"><text:span text:style-name="T5">as it was in the beginning, is now,</text:span></text:p>
            <text:p text:style-name="P9"><text:span text:style-name="T5">and will be,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5:08:35.899000000</meta:creation-date>
    <dc:title>Hymn template</dc:title>
    <meta:editing-duration>PT19M39S</meta:editing-duration>
    <meta:editing-cycles>5</meta:editing-cycles>
    <meta:generator>LibreOffice/6.0.1.1$Windows_X86_64 LibreOffice_project/60bfb1526849283ce2491346ed2aa51c465abfe6</meta:generator>
    <meta:initial-creator>Arthur Hoch</meta:initial-creator>
    <dc:date>2018-02-14T22:12:37.630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2-20T15:08:32.904000000"/>
  </office:meta>
</office:document-meta>
</file>